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294eb4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06808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text-properties officeooo:paragraph-rsid="1018685d"/>
    </style:style>
    <style:style style:name="P84" style:family="paragraph" style:parent-style-name="Standard">
      <style:text-properties officeooo:paragraph-rsid="10294eb4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font-size="10pt" style:font-size-asian="10pt" style:font-size-complex="10pt"/>
    </style:style>
    <style:style style:name="T25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5" style:family="text">
      <style:text-properties style:text-line-through-style="none" style:text-line-through-type="none" style:font-name="Liberation Sans" style:text-underline-style="none" officeooo:rsid="0673d7fc"/>
    </style:style>
    <style:style style:name="T26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8" style:family="text">
      <style:text-properties style:text-line-through-style="none" style:text-line-through-type="none" style:font-name="Liberation Sans" style:text-underline-style="none" officeooo:rsid="0b0f3a36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e83c34e"/>
    </style:style>
    <style:style style:name="T27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f28d107"/>
    </style:style>
    <style:style style:name="T273" style:family="text">
      <style:text-properties fo:language="en" fo:country="GB" style:font-size-complex="12pt"/>
    </style:style>
    <style:style style:name="T274" style:family="text">
      <style:text-properties fo:language="en" fo:country="GB" officeooo:rsid="0f28d107" style:font-size-complex="12pt"/>
    </style:style>
    <style:style style:name="T27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size="8pt" style:font-size-asian="8pt" style:font-size-complex="8pt" loext:padding="0.049cm" loext:border="0.31pt solid #000000"/>
    </style:style>
    <style:style style:name="T277" style:family="text">
      <style:text-properties style:font-name="Liberation Mono" fo:font-size="11pt" style:font-size-asian="11pt" style:font-size-complex="11pt"/>
    </style:style>
    <style:style style:name="T278" style:family="text">
      <style:text-properties officeooo:rsid="102b859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67">Checklist for installing</text:span></text:span><text:span text:style-name="T206"> </text:span><text:span text:style-name="T206"><text:user-field-get text:name="Distro">Debian</text:user-field-get></text:span><text:span text:style-name="T207"><text:s/></text:span><text:span text:style-name="T207"><text:user-field-get text:name="Version">12</text:user-field-get></text:span><text:span text:style-name="Strong_20_Emphasis"><text:span text:style-name="T168"><text:s/></text:span></text:span><text:span text:style-name="Strong_20_Emphasis"><text:span text:style-name="T169">LTS</text:span></text:span><text:span text:style-name="T208"><text:note text:id="ftn1" text:note-class="footnote"><text:note-citation>1</text:note-citation><text:note-body><text:p text:style-name="P29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5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170"><text:s/></text:span></text:span><text:span text:style-name="T196">LTS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09"> </text:span><text:span text:style-name="T209"><text:user-field-get text:name="Edition">desktop</text:user-field-get></text:span><text:span text:style-name="T210">.</text:span></text:p>
      <text:p text:style-name="P49"/>
      <text:p text:style-name="P47"><text:span text:style-name="T18">Fill in the </text:span><text:span text:style-name="Strong_20_Emphasis"><text:span text:style-name="T256"><text:s/></text:span></text:span><text:span text:style-name="Strong_20_Emphasis"><text:span text:style-name="T257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71">user</text:span></text:span><text:span text:style-name="T220"><text:tab/><text:tab/></text:span><text:span text:style-name="T219"> <text:tab/><text:tab/><text:tab/></text:span><text:span text:style-name="T221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21"><text:tab/></text:span><text:span text:style-name="T222">[</text:span><text:span text:style-name="T223">full </text:span><text:span text:style-name="T213">na</text:span><text:span text:style-name="T214">me,</text:span><text:span text:style-name="T213"> </text:span><text:span text:style-name="T214">e.g.</text:span><text:span text:style-name="T213"> </text:span><text:span text:style-name="T215">J</text:span><text:span text:style-name="T224">a</text:span><text:span text:style-name="T215">n </text:span><text:span text:style-name="T224">Jansen</text:span><text:span text:style-name="T225">]</text:span></text:p>
      <text:p text:style-name="P54"><text:span text:style-name="Definition"><text:span text:style-name="T212">USER</text:span></text:span><text:span text:style-name="Definition"><text:span text:style-name="T269">na</text:span></text:span><text:span text:style-name="Definition"><text:span text:style-name="T272">me</text:span></text:span><text:span text:style-name="T211"><text:tab/><text:tab/><text:tab/></text:span><text:span text:style-name="T211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1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2">a</text:span><text:span text:style-name="T171">n</text:span><text:span text:style-name="T173">]</text:span></text:p>
      <text:p text:style-name="P50"><text:span text:style-name="Definition"><text:span text:style-name="T269">COMPUTERNA</text:span></text:span><text:span text:style-name="Definition"><text:span text:style-name="T272">me</text:span></text:span><text:span text:style-name="T226"><text:tab/></text:span><text:span text:style-name="T269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9"><text:tab/></text:span><text:span text:style-name="T230">[</text:span><text:span text:style-name="T227">na</text:span><text:span text:style-name="T231">me of the</text:span><text:span text:style-name="T227"> compute</text:span><text:span text:style-name="T228">r, </text:span><text:span text:style-name="T231">e.g.</text:span><text:span text:style-name="T232"> </text:span><text:span text:style-name="T233">pc02</text:span><text:span text:style-name="T230">]</text:span></text:p>
      <text:p text:style-name="P50"><text:span text:style-name="Definition"><text:span text:style-name="T269">START</text:span></text:span><text:span text:style-name="Definition"><text:span text:style-name="T272">up</text:span></text:span><text:span text:style-name="Definition"><text:span text:style-name="T269">MEnU</text:span></text:span><text:span text:style-name="T221"><text:tab/><text:tab/></text:span><text:span text:style-name="T221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21"><text:tab/></text:span><text:span text:style-name="T230">[</text:span><text:span text:style-name="T227">key for the bootable medium</text:span><text:span text:style-name="T234">]</text:span></text:p>
      <text:p text:style-name="P50"><text:span text:style-name="Definition"><text:span text:style-name="T229">SETTINGS</text:span></text:span><text:span text:style-name="T229"> <text:tab/><text:tab/><text:tab/></text:span><text:span text:style-name="T229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9"><text:tab/></text:span><text:span text:style-name="T230">[</text:span><text:span text:style-name="T227">key for the UEFI BIOS screen</text:span><text:span text:style-name="T230">]</text:span></text:p>
      <text:p text:style-name="P50"><text:span text:style-name="Definition"><text:span text:style-name="T236">USER2</text:span></text:span><text:span text:style-name="T235"><text:tab/></text:span><text:span text:style-name="T219"> <text:tab/><text:tab/><text:tab/></text:span><text:span text:style-name="T221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21"><text:tab/></text:span><text:span text:style-name="T222">[</text:span><text:span text:style-name="T213">na</text:span><text:span text:style-name="T216">me</text:span><text:span text:style-name="T213"> possibly</text:span><text:span text:style-name="T217"> 2</text:span><text:span text:style-name="T247">nd</text:span><text:span text:style-name="T217"> USER</text:span><text:span text:style-name="T218">]</text:span></text:p>
      <text:p text:style-name="P54"><text:span text:style-name="Definition"><text:span text:style-name="T236">USERN</text:span></text:span><text:span text:style-name="Definition"><text:span text:style-name="T237">a</text:span></text:span><text:span text:style-name="Definition"><text:span text:style-name="T238">me</text:span></text:span><text:span text:style-name="Definition"><text:span text:style-name="T236">2</text:span></text:span><text:span text:style-name="Definition"><text:span text:style-name="T243"><text:tab/><text:tab/></text:span></text:span><text:span text:style-name="T211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11"><text:tab/></text:span><text:span text:style-name="T240">[</text:span><text:span text:style-name="T241">user</text:span><text:span text:style-name="T239"> na</text:span><text:span text:style-name="T242">me</text:span><text:span text:style-name="T244"> possibly</text:span><text:span text:style-name="T245"> 2</text:span><text:span text:style-name="T248">nd</text:span><text:span text:style-name="T245"> USER</text:span><text:span text:style-name="T246">]</text:span></text:p>
      <text:p text:style-name="P50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74">.</text:span></text:p>
      <text:p text:style-name="P7"/>
      <text:p text:style-name="P7"/>
      <text:p text:style-name="P51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m</text:span></text:span><text:span text:style-name="Strong_20_Emphasis"><text:span text:style-name="T185">oving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46"><text:span text:style-name="T263">New installation?</text:span><text:span text:style-name="T265"><text:tab/></text:span><text:span text:style-name="T266"></text:span><text:span text:style-name="T267"><text:tab/>Start at chapter </text:span><text:span text:style-name="T264"><text:bookmark-ref text:reference-format="page" text:ref-name="__RefNumPara__4009_12717081281">2</text:bookmark-ref></text:span><text:span text:style-name="T264"><text:s/></text:span><text:span text:style-name="T264"><text:bookmark-ref text:reference-format="text" text:ref-name="__RefNumPara__4009_12717081281">Perform installation</text:bookmark-ref></text:span><text:span text:style-name="T268">.</text:span></text:p>
      <text:p text:style-name="P48"/>
      <text:p text:style-name="P50"><text:span text:style-name="Strong_20_Emphasis"><text:span text:style-name="T33"/></text:span></text:p>
      <text:list xml:id="list576733880" text:style-name="L1">
        <text:list-item>
          <text:p text:style-name="P87"><text:bookmark-start text:name="__RefNumPara__4083_1271708128"/>Prepar<text:span text:style-name="T278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24">Login any additional </text:span></text:span><text:span text:style-name="Definition"><text:span text:style-name="T251">USER</text:span></text:span><text:span text:style-name="User_20_Entry"><text:span text:style-name="T125">s</text:span></text:span><text:span text:style-name="User_20_Entry"><text:span text:style-name="T134">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3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6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3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1"><text:span text:style-name="User_20_Entry"><text:span text:style-name="T135">sudo</text:span></text:span><text:span text:style-name="User_20_Entry"><text:span text:style-name="T136"> </text:span></text:span><text:span text:style-name="User_20_Entry"><text:span text:style-name="T13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1"><text:span text:style-name="User_20_Entry"><text:span text:style-name="T136">wget karelzimmer.nl/</text:span></text:span><text:span text:style-name="User_20_Entry"><text:span text:style-name="T137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1"><text:span text:style-name="User_20_Entry"><text:span text:style-name="T136">bash </text:span></text:span><text:span text:style-name="User_20_Entry"><text:span text:style-name="T137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3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5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4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6">1 - Prepar</text:span></text:span><text:span text:style-name="Strong_20_Emphasis"><text:span text:style-name="T90">e </text:span></text:span><text:span text:style-name="Strong_20_Emphasis"><text:span text:style-name="T86">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9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81145150616781" text:continue-numbering="true" text:style-name="L1">
        <text:list-item>
          <text:p text:style-name="P86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69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88">Boot the computer from an </text:span><text:span text:style-name="T159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Strong_20_Emphasis"><text:span text:style-name="T166">LTS 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T189">Live</text:span><text:span text:style-name="T103"><text:note text:id="ftn5" text:note-class="footnote"><text:note-citation>1</text:note-citation><text:note-body><text:p text:style-name="P6"><text:span text:style-name="T249">From a Live USB stick (or DVD) you can boot and work with</text:span> <text:span text:style-name="T192"><text:user-field-get text:name="Distro">Debian</text:user-field-get></text:span><text:span text:style-name="T193"><text:s/>without installing it</text:span>.</text:p></text:note-body></text:note></text:span><text:span text:style-name="T102"> USB stick</text:span><text:span text:style-name="T104"><text:note text:id="ftn6" text:note-class="footnote"><text:note-citation>2</text:note-citation><text:note-body><text:p text:style-name="P41"><text:span text:style-name="Strong_20_Emphasis"><text:span text:style-name="T119">Download a CD image file (.iso) from</text:span></text:span><text:span text:style-name="Strong_20_Emphasis"><text:span text:style-name="T117"> </text:span></text:span><text:a xlink:type="simple" xlink:href="https://www.debian.org/CD/live/" text:style-name="Internet_20_link" text:visited-style-name="Visited_20_Internet_20_Link"><text:span text:style-name="Strong_20_Emphasis"><text:span text:style-name="T252">debian.org/cd/live</text:span></text:span></text:a><text:span text:style-name="Strong_20_Emphasis"><text:span text:style-name="T117">, </text:span></text:span><text:span text:style-name="Strong_20_Emphasis"><text:span text:style-name="T123">under </text:span></text:span><text:span text:style-name="Strong_20_Emphasis"><text:span text:style-name="T132">DVD/USB</text:span></text:span><text:span text:style-name="Strong_20_Emphasis"><text:span text:style-name="T117"> click </text:span></text:span><text:span text:style-name="Strong_20_Emphasis"><text:span text:style-name="T123">on </text:span></text:span><text:span text:style-name="Strong_20_Emphasis"><text:span text:style-name="T132">amd64</text:span></text:span><text:span text:style-name="Strong_20_Emphasis"><text:span text:style-name="T123">.</text:span></text:span><text:span text:style-name="Strong_20_Emphasis"><text:span text:style-name="T117"><text:line-break/></text:span></text:span><text:span text:style-name="Strong_20_Emphasis"><text:span text:style-name="T120">Click on</text:span></text:span><text:span text:style-name="Strong_20_Emphasis"><text:span text:style-name="T118"> </text:span></text:span><text:span text:style-name="T126">debian-live-1</text:span><text:span text:style-name="T132">2</text:span><text:span text:style-name="T126">.</text:span><text:span text:style-name="T133">x</text:span><text:span text:style-name="T126">.</text:span><text:span text:style-name="T133">y</text:span><text:span text:style-name="T127">-</text:span><text:span text:style-name="T126">amd64-</text:span><text:span text:style-name="T127">gnome</text:span><text:span text:style-name="T128">.iso</text:span><text:span text:style-name="Strong_20_Emphasis"><text:span text:style-name="T116">.<text:line-break/></text:span></text:span><text:span text:style-name="Strong_20_Emphasis"><text:span text:style-name="T119">Insert a USB stick of at least 4 GB.<text:line-break/>Locate </text:span></text:span><text:span text:style-name="Strong_20_Emphasis"><text:span text:style-name="T129">disk</text:span></text:span><text:span text:style-name="Strong_20_Emphasis"><text:span text:style-name="T119"> and click the </text:span></text:span><text:span text:style-name="Strong_20_Emphasis"><text:span text:style-name="T130">Disks</text:span></text:span><text:span text:style-name="Strong_20_Emphasis"><text:span text:style-name="T119"> icon. Select the USB stick in the list of disks on the left and click </text:span></text:span><text:span text:style-name="Strong_20_Emphasis"><text:span text:style-name="T130">Disk </text:span></text:span><text:span text:style-name="Strong_20_Emphasis"><text:span text:style-name="T129">settings</text:span></text:span><text:span text:style-name="Strong_20_Emphasis"><text:span text:style-name="T119"> ⋮ (icon with the three dots) in the top right corner.</text:span></text:span></text:p><text:p text:style-name="P41"><text:span text:style-name="Strong_20_Emphasis"><text:span text:style-name="T119"><text:tab/>Choose </text:span></text:span><text:span text:style-name="Strong_20_Emphasis"><text:span text:style-name="T130">Restore Disk Image</text:span></text:span><text:span text:style-name="Strong_20_Emphasis"><text:span text:style-name="T119"> and select the CD image file (.iso) you just downloaded.</text:span></text:span></text:p><text:p text:style-name="P41"><text:span text:style-name="Strong_20_Emphasis"><text:span text:style-name="T121"><text:tab/>Click </text:span></text:span><text:span text:style-name="Strong_20_Emphasis"><text:span text:style-name="T131">Start Restore</text:span></text:span><text:span text:style-name="Strong_20_Emphasis"><text:span text:style-name="T121">, and then click </text:span></text:span><text:span text:style-name="Strong_20_Emphasis"><text:span text:style-name="T131">Restore</text:span></text:span><text:span text:style-name="Strong_20_Emphasis"><text:span text:style-name="T121">.</text:span></text:span></text:p><text:p text:style-name="P41"><text:span text:style-name="Strong_20_Emphasis"><text:span text:style-name="T121"><text:tab/>Or use the </text:span></text:span><text:span text:style-name="Strong_20_Emphasis"><text:span text:style-name="T131">Etcher</text:span></text:span><text:span text:style-name="Strong_20_Emphasis"><text:span text:style-name="T121"> program </text:span></text:span><text:span text:style-name="Strong_20_Emphasis"><text:span text:style-name="T122">(</text:span></text:span><text:a xlink:type="simple" xlink:href="https://www.balena.io/etcher/" text:style-name="Internet_20_link" text:visited-style-name="Visited_20_Internet_20_Link"><text:span text:style-name="Strong_20_Emphasis"><text:span text:style-name="T253">etcher.io</text:span></text:span></text:a><text:span text:style-name="Strong_20_Emphasis"><text:span text:style-name="T122">) </text:span></text:span><text:span text:style-name="Strong_20_Emphasis"><text:span text:style-name="T121">available for Windows, macOS, and Linux.</text:span></text:span></text:p></text:note-body></text:note></text:span><text:span text:style-name="T102"> </text:span><text:span text:style-name="T105">o</text:span><text:span text:style-name="T107">r</text:span><text:span text:style-name="T105"> </text:span><text:span text:style-name="T107">DVD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70"><text:span text:style-name="T108">S</text:span><text:span text:style-name="T109">tart up</text:span><text:span text:style-name="T102">/boot menu via </text:span><text:span text:style-name="Definition"><text:span text:style-name="T273">START</text:span></text:span><text:span text:style-name="Definition"><text:span text:style-name="T274">up</text:span></text:span><text:span text:style-name="Definition"><text:span text:style-name="T273">MEnU</text:span></text:span><text:span text:style-name="T102"> </text:span><text:span text:style-name="T110">and </text:span><text:span text:style-name="T109">settings/</text:span><text:span text:style-name="T106">setup</text:span><text:span text:style-name="T102"> via </text:span><text:span text:style-name="Definition"><text:span text:style-name="T14">SETTINGS</text:span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2">(</text:span></text:span><text:span text:style-name="Strong_20_Emphasis"><text:span text:style-name="T113">Live </text:span></text:span><text:span text:style-name="Strong_20_Emphasis"><text:span text:style-name="T114">system (amd64)</text:span></text:span><text:span text:style-name="Strong_20_Emphasis"><text:span text:style-name="T112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91">Activities</text:span></text:span><text:span text:style-name="Strong_20_Emphasis"><text:span text:style-name="T31"> and clicking </text:span></text:span><text:span text:style-name="Strong_20_Emphasis"><text:span text:style-name="T91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74">If asked, type password <text:span text:style-name="T277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52">Follow the instructions on the </text:span></text:span><text:span text:style-name="Strong_20_Emphasis"><text:span text:style-name="T153">installation</text:span></text:span><text:span text:style-name="Strong_20_Emphasis"><text:span text:style-name="T154"> screens</text:span></text:span><text:span text:style-name="Strong_20_Emphasis"><text:span text:style-name="T152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4"><text:span text:style-name="Strong_20_Emphasis"><text:span text:style-name="T71">At </text:span></text:span><text:span text:style-name="Strong_20_Emphasis"><text:span text:style-name="T93">Users</text:span></text:span><text:span text:style-name="Strong_20_Emphasis"><text:span text:style-name="T76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3" office:value-type="string">
            <text:p text:style-name="P73"><text:span text:style-name="Strong_20_Emphasis"><text:span text:style-name="T80">E</text:span></text:span><text:span text:style-name="Strong_20_Emphasis"><text:span text:style-name="T70">nter </text:span></text:span><text:span text:style-name="Strong_20_Emphasis"><text:span text:style-name="T93">What is your name</text:span></text:span><text:span text:style-name="Strong_20_Emphasis"><text:span text:style-name="T92"> </text:span></text:span><text:span text:style-name="Definition"><text:span text:style-name="T11">USER</text:span></text:span><text:span text:style-name="Strong_20_Emphasis"><text:span text:style-name="T77">, <text:line-break/></text:span></text:span><text:span text:style-name="Strong_20_Emphasis"><text:span text:style-name="T99">What name do you want to use to log in</text:span></text:span><text:span text:style-name="Strong_20_Emphasis"><text:span text:style-name="T78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8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8">,<text:line-break/></text:span></text:span><text:span text:style-name="Strong_20_Emphasis"><text:span text:style-name="T79">enter a password twice, and click </text:span></text:span><text:span text:style-name="Strong_20_Emphasis"><text:span text:style-name="T94">Next</text:span></text:span><text:span text:style-name="Strong_20_Emphasis"><text:span text:style-name="T79">.</text:span></text:span></text:p>
          </table:table-cell>
        </table:table-row>
      </table:table>
      <text:p text:style-name="P34"><text:span text:style-name="Strong_20_Emphasis"><text:span text:style-name="T72"/></text:span></text:p>
      <text:list xml:id="list81145721284216" text:continue-numbering="true" text:style-name="L1">
        <text:list-item>
          <text:p text:style-name="P89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11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52">Follow the instructions on the </text:span></text:span><text:span text:style-name="Strong_20_Emphasis"><text:span text:style-name="T155">welcome screens</text:span></text:span><text:span text:style-name="Strong_20_Emphasis"><text:span text:style-name="T15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4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3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6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60">and click the </text:span></text:span><text:span text:style-name="Strong_20_Emphasis"><text:span text:style-name="T83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1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2"><text:span text:style-name="User_20_Entry"><text:span text:style-name="T135">sudo</text:span></text:span><text:span text:style-name="User_20_Entry"><text:span text:style-name="T136"> </text:span></text:span><text:span text:style-name="User_20_Entry"><text:span text:style-name="T13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2"><text:span text:style-name="User_20_Entry"><text:span text:style-name="T136">wget karelzimmer.nl/</text:span></text:span><text:span text:style-name="User_20_Entry"><text:span text:style-name="T138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2"><text:span text:style-name="User_20_Entry"><text:span text:style-name="T136">bash </text:span></text:span><text:span text:style-name="User_20_Entry"><text:span text:style-name="T138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3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54">and click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5">3</text:span></text:span><text:span text:style-name="Strong_20_Emphasis"><text:span text:style-name="T147"> - </text:span></text:span><text:span text:style-name="Strong_20_Emphasis"><text:span text:style-name="T148">Finish installatio</text:span></text:span><text:span text:style-name="Strong_20_Emphasis"><text:span text:style-name="T149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9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81145370189901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55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50">Login any additional </text:span></text:span><text:span text:style-name="Definition"><text:span text:style-name="T250">USER</text:span></text:span><text:span text:style-name="User_20_Entry"><text:span text:style-name="T151">s </text:span></text:span><text:span text:style-name="User_20_Entry"><text:span text:style-name="T150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52">Follow the instructions on the </text:span></text:span><text:span text:style-name="Strong_20_Emphasis"><text:span text:style-name="T155">welcome screens</text:span></text:span><text:span text:style-name="Strong_20_Emphasis"><text:span text:style-name="T15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7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3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8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6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55">and click on the </text:span></text:span><text:span text:style-name="Strong_20_Emphasis"><text:span text:style-name="T143">Install</text:span></text:span><text:span text:style-name="Strong_20_Emphasis"><text:span text:style-name="T144">ation</text:span></text:span><text:span text:style-name="Strong_20_Emphasis"><text:span text:style-name="T143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5">4 - </text:span></text:span><text:span text:style-name="Strong_20_Emphasis"><text:span text:style-name="T84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9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7"><text:span text:style-name="T165">End of checklist,</text:span><text:span text:style-name="T162"> </text:span><text:span text:style-name="T162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Strong_20_Emphasis"><text:span text:style-name="T163">LTS 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Strong_20_Emphasis"><text:span text:style-name="T165">installation is complete.</text:span></text:span></text:p>
      <text:p text:style-name="P44"/>
      <text:p text:style-name="P53"><text:span text:style-name="Emphasis"><text:span text:style-name="T260">Written</text:span></text:span><text:span text:style-name="Emphasis"><text:span text:style-name="T258"> </text:span></text:span><text:span text:style-name="Emphasis"><text:span text:style-name="T260">by</text:span></text:span><text:span text:style-name="Emphasis"><text:span text:style-name="T25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9">Karel Zimmer</text:span></text:span></text:a><text:span text:style-name="Emphasis"><text:span text:style-name="T258">, </text:span></text:span><text:a xlink:type="simple" xlink:href="https://creativecommons.org/publicdomain/zero/1.0" text:style-name="Internet_20_link" text:visited-style-name="Visited_20_Internet_20_Link"><text:span text:style-name="Emphasis"><text:span text:style-name="T261">CC0 1.0 Universal</text:span></text:span></text:a><text:span text:style-name="Emphasis"><text:span text:style-name="T258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09T08:11:44.238981124">09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11:43.966375983</dc:date>
    <meta:keyword>Installatie</meta:keyword>
    <meta:keyword>Checklist</meta:keyword>
    <meta:keyword>Linux</meta:keyword>
    <meta:editing-cycles>6854</meta:editing-cycles>
    <meta:editing-duration>P12DT1H44M18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6" meta:character-count="4133" meta:non-whitespace-character-count="3501"/>
    <meta:user-defined meta:name="Info 1"/>
    <meta:user-defined meta:name="Info 2"/>
    <meta:user-defined meta:name="Info 3"/>
    <meta:user-defined meta:name="Info 4"/>
  </office:meta>
</office:document-meta>
</file>